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ERT INTO dojos (name)</text:p>
      <text:p text:style-name="Standard">VALUES ('Seattle'), ('Chicago'), ('Burbank')</text:p>
      <text:p text:style-name="Standard"/>
      <text:p text:style-name="Standard">SET SQL_SAFE_UPDATES = 0;</text:p>
      <text:p text:style-name="Standard">DELETE FROM dojos</text:p>
      <text:p text:style-name="P1"/>
      <text:p text:style-name="Standard">INSERT INTO dojos (name)<text:line-break/>VALUES ('Los Angeles'), ('Chicago'), ('D.C.');</text:p>
      <text:p text:style-name="Standard"/>
      <text:p text:style-name="Standard">INSERT INTO ninjas (dojo_id, first_name, last_name, age)<text:line-break/>VALUES ('4', 'Jim', 'Bob', '25'), ('4', 'Sean', Farrelly', '38'), ('4', 'Sarah', 'Johnson', '28');</text:p>
      <text:p text:style-name="Standard"/>
      <text:p text:style-name="Standard">INSERT INTO ninjas (dojo_id, first_name, last_name, age)<text:line-break/>VALUES ('5', 'Rob', 'O-Neill', '30'), ('5', 'Patrick', 'McLaughlin', '33'), ('5', 'Jack', 'Porter', '24');</text:p>
      <text:p text:style-name="Standard"/>
      <text:p text:style-name="Standard">INSERT INTO ninjas (dojo_id, first_name, last_name, age)<text:line-break/>VALUES ('6', 'Trevor', 'Jackson', '39'), ('6', 'Craig', 'Smith', '43'), ('6', 'Tyler', 'Garcia', '26');</text:p>
      <text:p text:style-name="Standard"/>
      <text:p text:style-name="Standard">SELECT * FROM dojos<text:line-break/>LEFT JOIN ninjas ON dojos.id = ninjas.dojos_id</text:p>
      <text:p text:style-name="Standard">WHERE dojo_id = 4;</text:p>
      <text:p text:style-name="Standard"/>
      <text:p text:style-name="Standard">SELECT * FROM dojos<text:line-break/>LEFT JOIN ninjas ON dojos.id = ninjas.dojos_id</text:p>
      <text:p text:style-name="Standard">WHERE dojo_id = 4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</meta:initial-creator>
    <meta:creation-date>2022-12-08T15:48:18.20</meta:creation-date>
    <meta:generator>OpenOffice/4.1.13$Win32 OpenOffice.org_project/4113m1$Build-9810</meta:generator>
    <dc:date>2022-12-08T16:19:42.86</dc:date>
    <dc:creator>Patrick </dc:creator>
    <meta:editing-duration>PT28M24S</meta:editing-duration>
    <meta:editing-cycles>3</meta:editing-cycles>
    <meta:document-statistic meta:table-count="0" meta:image-count="0" meta:object-count="0" meta:page-count="1" meta:paragraph-count="12" meta:word-count="114" meta:character-count="827"/>
  </office:meta>
</office:document-meta>
</file>